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69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4.154cm"/>
    </style:style>
    <style:style style:name="Tableau2.C" style:family="table-column">
      <style:table-column-properties style:column-width="5.53cm"/>
    </style:style>
    <style:style style:name="Tableau2.D" style:family="table-column">
      <style:table-column-properties style:column-width="2.858cm"/>
    </style:style>
    <style:style style:name="Tableau2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ffcc99" fo:padding="0.097cm" fo:border="0.05pt solid #000000">
        <style:background-image/>
      </style:table-cell-properties>
    </style:style>
    <style:style style:name="Tableau2.2" style:family="table-row">
      <style:table-row-properties fo:background-color="transparent" fo:keep-together="auto">
        <style:background-image/>
      </style:table-row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font-name="Times New Roman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style:font-name="Times New Roman" fo:font-style="italic" style:font-style-asian="italic" style:font-style-complex="italic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Default_20_Text">
      <style:text-properties style:font-name="Times New Roman" fo:font-style="italic" style:font-style-asian="italic" style:font-style-complex="italic"/>
    </style:style>
    <style:style style:name="P11" style:family="paragraph" style:parent-style-name="Standard">
      <style:text-properties style:font-name="Times New Roman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2" style:family="paragraph" style:parent-style-name="Standard">
      <style:text-properties style:font-name="Times New Roman" fo:font-size="10pt" fo:language="zxx" fo:country="none" officeooo:paragraph-rsid="001aa216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style:font-name="Times New Roman" fo:font-size="10pt" fo:language="zxx" fo:country="none" officeooo:paragraph-rsid="001cc782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font-name="Times New Roman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6" style:family="paragraph" style:parent-style-name="Text_20_body">
      <style:text-properties officeooo:paragraph-rsid="001b1073"/>
    </style:style>
    <style:style style:name="P17" style:family="paragraph" style:parent-style-name="Text_20_body">
      <style:text-properties officeooo:paragraph-rsid="001c75f7"/>
    </style:style>
    <style:style style:name="P18" style:family="paragraph" style:parent-style-name="Table_20_Heading">
      <style:text-properties officeooo:paragraph-rsid="001b1073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339d8"/>
    </style:style>
    <style:style style:name="T3" style:family="text">
      <style:text-properties officeooo:rsid="00139917"/>
    </style:style>
    <style:style style:name="T4" style:family="text">
      <style:text-properties officeooo:rsid="0014b431"/>
    </style:style>
    <style:style style:name="T5" style:family="text">
      <style:text-properties officeooo:rsid="001b1073"/>
    </style:style>
    <style:style style:name="T6" style:family="text">
      <style:text-properties officeooo:rsid="001b1654"/>
    </style:style>
    <style:style style:name="T7" style:family="text">
      <style:text-properties officeooo:rsid="001e3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ROOMS</text:p>
      <text:p text:style-name="Standard"/>
      <text:p text:style-name="Standard"/>
      <text:p text:style-name="Standard">This is an ODT template document used to generate personalized documents for your customers or suppliers.</text:p>
      <text:p text:style-name="Standard"/>
      <text:p text:style-name="P3"><text:span text:style-name="T1">My information:</text:span> </text:p>
      <text:p text:style-name="P2">This is a list of tags that will be replaced with correct values (tags between {}) :</text:p>
      <text:p text:style-name="P3">mycompany_logo = {mycompany_logo}</text:p>
      <text:p text:style-name="P3">mycompany_name = {mycompany_name}</text:p>
      <text:p text:style-name="P3">mycompany_address = {mycompany_address}</text:p>
      <text:p text:style-name="P3">mycompany_zip = {mycompany_zip}</text:p>
      <text:p text:style-name="P3">mycompany_town = {mycompany_town}</text:p>
      <text:p text:style-name="P3">mycompany_country = {mycompany_country}</text:p>
      <text:p text:style-name="P6">mycompany_country_code = {mycompany_country_code}</text:p>
      <text:p text:style-name="P6">mycompany_state = {mycompany_state}</text:p>
      <text:p text:style-name="P6">mycompany_state_code = {mycompany_state_code}</text:p>
      <text:p text:style-name="P3">mycompany_phone = {mycompany_phone}</text:p>
      <text:p text:style-name="P3">mycompany_fax = {mycompany_fax}</text:p>
      <text:p text:style-name="P3">mycompany_email = {mycompany_email}</text:p>
      <text:p text:style-name="P3">mycompany_web = {mycompany_web}</text:p>
      <text:p text:style-name="P3">mycompany_barcode = {mycompany_barcode}</text:p>
      <text:p text:style-name="P3">mycompany_capital= {mycompany_capital}</text:p>
      <text:p text:style-name="P3">mycompany_juridicalstatus= {mycompany_juridicalstatus}</text:p>
      <text:p text:style-name="P3">mycompany_idprof1 = {mycompany_idprof1}</text:p>
      <text:p text:style-name="P3">mycompany_idprof2 = {mycompany_idprof2}</text:p>
      <text:p text:style-name="P3">mycompany_idprof3 = {mycompany_idprof3}</text:p>
      <text:p text:style-name="P3">mycompany_idprof4 = {mycompany_idprof4}</text:p>
      <text:p text:style-name="P6">mycompany_idprof5 = {mycompany_idprof5}</text:p>
      <text:p text:style-name="P6">mycompany_idprof6 = {mycompany_idprof6}</text:p>
      <text:p text:style-name="P3">mycompany_vatnumber = {mycompany_vatnumber}</text:p>
      <text:p text:style-name="P3">mycompany_note = {mycompany_note}</text:p>
      <text:p text:style-name="P3">...</text:p>
      <text:p text:style-name="P3"/>
      <text:p text:style-name="P4">Room information:</text:p>
      <text:p text:style-name="P2">This is a list of other tags that will be replaced with correct values (tags between {}) :</text:p>
      <text:p text:style-name="P3">object_ref = {object_ref}</text:p>
      <text:p text:style-name="P3">object_label = {object_label}</text:p>
      <text:p text:style-name="P3">object_fk_building = {object_fk_building}</text:p>
      <text:p text:style-name="P3">object_fk_floor = {object_fk_floor}</text:p>
      <text:p text:style-name="P3">object_capacity = {object_capacity}</text:p>
      <text:p text:style-name="P3">object_type_code = {object_type_code}</text:p>
      <text:p text:style-name="P3">object_note_public = {object_note_public}</text:p>
      <text:p text:style-name="P3">object_note_private = {object_note_private}</text:p>
      <text:p text:style-name="P3"/>
      <text:p text:style-name="Standard">...</text:p>
      <text:p text:style-name="Standard"/>
      <text:p text:style-name="P4">User information:</text:p>
      <text:p text:style-name="P5">myuser_lastname = {myuser_lastname}</text:p>
      <text:p text:style-name="P5">myuser_firstname = {myuser_firstname}</text:p>
      <text:p text:style-name="P5">myuser_login = {myuser_login}</text:p>
      <text:p text:style-name="P5">myuser_email = {myuser_email}</text:p>
      <text:p text:style-name="P5">...</text:p>
      <text:p text:style-name="P14"><text:line-break/></text:p>
      <text:p text:style-name="P15"/>
      <text:p text:style-name="P10"><text:span text:style-name="T7">Event List </text:span></text:p>
      <text:p text:style-name="P8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Table_20_Heading">__<text:span text:style-name="T5">DateStart</text:span>__</text:p>
            </table:table-cell>
            <table:table-cell table:style-name="Tableau2.A1" office:value-type="string">
              <text:p text:style-name="P18">__<text:span text:style-name="T5">DateEnd</text:span>__</text:p>
            </table:table-cell>
            <table:table-cell table:style-name="Tableau2.A1" office:value-type="string">
              <text:p text:style-name="Table_20_Heading">__<text:span text:style-name="T2">Title</text:span>__</text:p>
            </table:table-cell>
            <table:table-cell table:style-name="Tableau2.D1" office:value-type="string">
              <text:p text:style-name="Table_20_Heading">__<text:span text:style-name="T5">Type</text:span>__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Text_20_body">[!-- BEGIN row.roomevents --]{event_date_start}</text:p>
          </table:table-cell>
          <table:table-cell table:style-name="Tableau2.B2" office:value-type="string">
            <text:p text:style-name="P16">{event_date_end}</text:p>
          </table:table-cell>
          <table:table-cell table:style-name="Tableau2.C2" office:value-type="string">
            <text:p text:style-name="Text_20_body">{event_label}</text:p>
          </table:table-cell>
          <table:table-cell table:style-name="Tableau2.D2" office:value-type="string">
            <text:p text:style-name="P17">{event_type}</text:p>
            <text:p text:style-name="P17">[!-- END row.roomevents --]</text:p>
          </table:table-cell>
        </table:table-row>
      </table:table>
      <text:p text:style-name="P8"/>
      <text:p text:style-name="P10"/>
      <text:p text:style-name="Standard"/>
      <text:p text:style-name="Standard"/>
      <text:p text:style-name="Standard">For complete list of available tags, see on user documentation about using ODT templates on wiki:</text:p>
      <text:p text:style-name="Standard"><text:a xlink:type="simple" xlink:href="http://wiki.dolibarr.org/index.php/Create_an_ODT_document_template">http://wiki.dolibarr.org/index.php/Create_an_ODT_document_templat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99284c"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748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23:41:50.621182739</meta:creation-date>
    <meta:editing-duration>PT34M48S</meta:editing-duration>
    <meta:editing-cycles>17</meta:editing-cycles>
    <meta:generator>LibreOffice/4.1.3.2$Linux_X86_64 LibreOffice_project/410m0$Build-2</meta:generator>
    <dc:date>2014-06-26T00:42:58.383053109</dc:date>
    <meta:document-statistic meta:table-count="1" meta:image-count="0" meta:object-count="0" meta:page-count="2" meta:paragraph-count="59" meta:word-count="206" meta:character-count="2022" meta:non-whitespace-character-count="1873"/>
    <meta:user-defined meta:name="Info 1"/>
    <meta:user-defined meta:name="Info 2"/>
    <meta:user-defined meta:name="Info 3"/>
    <meta:user-defined meta:name="Info 4"/>
  </office:meta>
</office:document-meta>
</file>